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4"/>
        <table:table-column table:style-name="co2" table:number-columns-repeated="16381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character</text:p>
          </table:table-cell>
          <table:table-cell office:value-type="string" table:style-name="ce3">
            <text:p>technique</text:p>
          </table:table-cell>
          <table:table-cell table:number-columns-repeated="1638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</text:p>
          </table:table-cell>
          <table:table-cell table:number-columns-repeated="1638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z1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z2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z2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z2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z2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z2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z3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z3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z3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z3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z3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z4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z4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z4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z5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z5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z5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z5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z5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z5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z5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z6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z6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z63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2</text:p>
          </table:table-cell>
          <table:table-cell table:number-columns-repeated="16381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4">
            <text:p>z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z70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z71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z72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3</text:p>
          </table:table-cell>
          <table:table-cell table:number-columns-repeated="16381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4</text:p>
          </table:table-cell>
          <table:table-cell table:number-columns-repeated="16381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5</text:p>
          </table:table-cell>
          <table:table-cell table:number-columns-repeated="16381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6</text:p>
          </table:table-cell>
          <table:table-cell table:number-columns-repeated="16381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4">
            <text:p>z11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z12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4">
            <text:p>z13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7</text:p>
          </table:table-cell>
          <table:table-cell table:number-columns-repeated="16381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8</text:p>
          </table:table-cell>
          <table:table-cell table:number-columns-repeated="16381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9</text:p>
          </table:table-cell>
          <table:table-cell table:number-columns-repeated="16381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z21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4">
            <text:p>z22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z23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4">
            <text:p>z24</text:p>
          </table:table-cell>
          <table:table-cell office:value-type="string" table:style-name="ce4">
            <text:p>k10</text:p>
          </table:table-cell>
          <table:table-cell table:number-columns-repeated="16381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4">
            <text:p>z7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z8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z9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z10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1</text:p>
          </table:table-cell>
          <table:table-cell table:number-columns-repeated="16381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z29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4">
            <text:p>z3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4">
            <text:p>z4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z5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z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4">
            <text:p>z64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4">
            <text:p>z46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4">
            <text:p>z47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z2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4">
            <text:p>z69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12</text:p>
          </table:table-cell>
          <table:table-cell table:number-columns-repeated="16381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z30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z31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4">
            <text:p>z32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z49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z67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z68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4">
            <text:p>z48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z65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4">
            <text:p>z66</text:p>
          </table:table-cell>
          <table:table-cell office:value-type="string" table:style-name="ce4">
            <text:p>k13</text:p>
          </table:table-cell>
          <table:table-cell table:number-columns-repeated="16381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z36</text:p>
          </table:table-cell>
          <table:table-cell office:value-type="string" table:style-name="ce4">
            <text:p>k14</text:p>
          </table:table-cell>
          <table:table-cell table:number-columns-repeated="16381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4">
            <text:p>z51</text:p>
          </table:table-cell>
          <table:table-cell office:value-type="string" table:style-name="ce4">
            <text:p>k15</text:p>
          </table:table-cell>
          <table:table-cell table:number-columns-repeated="16381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z39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z60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4">
            <text:p>z38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4">
            <text:p>z59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4">
            <text:p>z14</text:p>
          </table:table-cell>
          <table:table-cell office:value-type="string" table:style-name="ce4">
            <text:p>k16</text:p>
          </table:table-cell>
          <table:table-cell table:number-columns-repeated="16381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4">
            <text:p>z15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4">
            <text:p>z16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4">
            <text:p>z17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4">
            <text:p>z18</text:p>
          </table:table-cell>
          <table:table-cell office:value-type="string" table:style-name="ce4">
            <text:p>k17</text:p>
          </table:table-cell>
          <table:table-cell table:number-columns-repeated="16381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4">
            <text:p>z56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4">
            <text:p>z42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4">
            <text:p>z43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4">
            <text:p>z44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4">
            <text:p>z25</text:p>
          </table:table-cell>
          <table:table-cell office:value-type="string" table:style-name="ce4">
            <text:p>k18</text:p>
          </table:table-cell>
          <table:table-cell table:number-columns-repeated="16381"/>
        </table:table-row>
        <table:table-row table:style-name="ro1">
          <table:table-cell office:value-type="float" office:value="228" table:style-name="ce4">
            <text:p>228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29" table:style-name="ce4">
            <text:p>229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0" table:style-name="ce4">
            <text:p>230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1" table:style-name="ce4">
            <text:p>231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2" table:style-name="ce4">
            <text:p>232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3" table:style-name="ce4">
            <text:p>233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4" table:style-name="ce4">
            <text:p>234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5" table:style-name="ce4">
            <text:p>235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6" table:style-name="ce4">
            <text:p>236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7" table:style-name="ce4">
            <text:p>237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8" table:style-name="ce4">
            <text:p>238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39" table:style-name="ce4">
            <text:p>239</text:p>
          </table:table-cell>
          <table:table-cell table:number-columns-repeated="2" table:style-name="ce4"/>
          <table:table-cell table:number-columns-repeated="16381"/>
        </table:table-row>
        <table:table-row table:style-name="ro1">
          <table:table-cell office:value-type="float" office:value="240" table:style-name="ce4">
            <text:p>240</text:p>
          </table:table-cell>
          <table:table-cell table:number-columns-repeated="16383"/>
        </table:table-row>
        <table:table-row table:style-name="ro1">
          <table:table-cell office:value-type="float" office:value="241" table:style-name="ce4">
            <text:p>241</text:p>
          </table:table-cell>
          <table:table-cell table:number-columns-repeated="16383"/>
        </table:table-row>
        <table:table-row table:style-name="ro1">
          <table:table-cell office:value-type="float" office:value="242" table:style-name="ce4">
            <text:p>242</text:p>
          </table:table-cell>
          <table:table-cell table:number-columns-repeated="16383"/>
        </table:table-row>
        <table:table-row table:style-name="ro1">
          <table:table-cell office:value-type="float" office:value="243" table:style-name="ce4">
            <text:p>243</text:p>
          </table:table-cell>
          <table:table-cell table:number-columns-repeated="16383"/>
        </table:table-row>
        <table:table-row table:style-name="ro1">
          <table:table-cell office:value-type="float" office:value="244" table:style-name="ce4">
            <text:p>244</text:p>
          </table:table-cell>
          <table:table-cell table:number-columns-repeated="16383"/>
        </table:table-row>
        <table:table-row table:style-name="ro1">
          <table:table-cell office:value-type="float" office:value="245" table:style-name="ce4">
            <text:p>245</text:p>
          </table:table-cell>
          <table:table-cell table:number-columns-repeated="16383"/>
        </table:table-row>
        <table:table-row table:style-name="ro1">
          <table:table-cell office:value-type="float" office:value="246" table:style-name="ce4">
            <text:p>246</text:p>
          </table:table-cell>
          <table:table-cell table:number-columns-repeated="16383"/>
        </table:table-row>
        <table:table-row table:style-name="ro1">
          <table:table-cell office:value-type="float" office:value="247" table:style-name="ce4">
            <text:p>247</text:p>
          </table:table-cell>
          <table:table-cell table:number-columns-repeated="16383"/>
        </table:table-row>
        <table:table-row table:style-name="ro1">
          <table:table-cell office:value-type="float" office:value="248" table:style-name="ce4">
            <text:p>248</text:p>
          </table:table-cell>
          <table:table-cell table:number-columns-repeated="16383"/>
        </table:table-row>
        <table:table-row table:style-name="ro1">
          <table:table-cell office:value-type="float" office:value="249" table:style-name="ce4">
            <text:p>249</text:p>
          </table:table-cell>
          <table:table-cell table:number-columns-repeated="16383"/>
        </table:table-row>
        <table:table-row table:style-name="ro1">
          <table:table-cell office:value-type="float" office:value="250" table:style-name="ce4">
            <text:p>250</text:p>
          </table:table-cell>
          <table:table-cell table:number-columns-repeated="16383"/>
        </table:table-row>
        <table:table-row table:number-rows-repeated="10483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dc:creator>Vittorio</dc:creator>
    <meta:creation-date>2023-05-07T12:22:25Z</meta:creation-date>
    <dc:date>2023-06-17T15:12:04Z</dc:date>
    <meta:editing-cycles>2</meta:editing-cycles>
    <meta:editing-duration>PT1654S</meta:editing-duration>
  </office:meta>
</office:document-meta>
</file>